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in" fo:margin-right="0in" fo:text-indent="0in" style:auto-text-indent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rok-regnskab – Arkitektur (kort version)</text:h>
      <text:h text:style-name="Heading_20_2" text:outline-level="2">Formål</text:h>
      <text:p text:style-name="Text_20_body">Webapplikation til at føre regnskab under et tarokspil.</text:p>
      <text:p text:style-name="Text_20_body">Designmål:</text:p>
      <text:list text:style-name="L1">
        <text:list-item>
          <text:p text:style-name="P1">fungere <text:span text:style-name="Strong_20_Emphasis">offline</text:span></text:p>
        </text:list-item>
        <text:list-item>
          <text:p text:style-name="P1">være <text:span text:style-name="Strong_20_Emphasis">meget hurtig at bruge ved bordet</text:span></text:p>
        </text:list-item>
        <text:list-item>
          <text:p text:style-name="P1">bestå af <text:span text:style-name="Strong_20_Emphasis">én HTML-fil</text:span></text:p>
        </text:list-item>
        <text:list-item>
          <text:p text:style-name="P1">kræve <text:span text:style-name="Strong_20_Emphasis">ingen installation</text:span></text:p>
        </text:list-item>
      </text:list>
      <text:p text:style-name="Text_20_body">Teknologi:</text:p>
      <text:list text:style-name="L2">
        <text:list-item>
          <text:p text:style-name="P2">HTML</text:p>
        </text:list-item>
        <text:list-item>
          <text:p text:style-name="P2">CSS</text:p>
        </text:list-item>
        <text:list-item>
          <text:p text:style-name="P2">Vanilla JavaScript</text:p>
        </text:list-item>
        <text:list-item>
          <text:p text:style-name="P2">ingen backend</text:p>
        </text:list-item>
        <text:list-item>
          <text:p text:style-name="P2">ingen frameworks</text:p>
        </text:list-item>
      </text:list>
      <text:p text:style-name="Horizontal_20_Line"/>
      <text:h text:style-name="Heading_20_1" text:outline-level="1">Overordnet struktur</text:h>
      <text:p text:style-name="Text_20_body">Applikationen følger et simpelt <text:span text:style-name="Strong_20_Emphasis">MVC-mønster</text:span>.</text:p>
      <text:section text:style-name="Sect1" text:name="code-block-viewer">
        <text:p text:style-name="P3">Model <text:s text:c="7"/>→ session state</text:p>
        <text:p text:style-name="Preformatted_20_Text">Controller <text:s text:c="2"/>→ event handlers</text:p>
        <text:p text:style-name="Preformatted_20_Text">View <text:s text:c="8"/>→ DOM rendering</text:p>
      </text:section>
      <text:p text:style-name="Text_20_body">Alle ændringer i systemet sker ved:</text:p>
      <text:section text:style-name="Sect1" text:name="Section1">
        <text:p text:style-name="P3"><text:bookmark text:name="code-block-viewer"/>updateSession(fn)</text:p>
      </text:section>
      <text:p text:style-name="Text_20_body">som:</text:p>
      <text:list text:style-name="L3">
        <text:list-item>
          <text:p text:style-name="P4">laver en kopi af state</text:p>
        </text:list-item>
        <text:list-item>
          <text:p text:style-name="P4">ændrer kopien</text:p>
        </text:list-item>
        <text:list-item>
          <text:p text:style-name="P4">renderer hele UI igen</text:p>
        </text:list-item>
      </text:list>
      <text:p text:style-name="Text_20_body">Dette giver:</text:p>
      <text:list text:style-name="L4">
        <text:list-item>
          <text:p text:style-name="P5">simpel logik</text:p>
        </text:list-item>
        <text:list-item>
          <text:p text:style-name="P5">undo-funktion</text:p>
        </text:list-item>
      </text:list>
      <text:p text:style-name="Horizontal_20_Line"/>
      <text:h text:style-name="Heading_20_1" text:outline-level="1"><text:soft-page-break/>Session Model</text:h>
      <text:p text:style-name="Text_20_body">Hele applikationens tilstand ligger i én struktur:</text:p>
      <text:section text:style-name="Sect1" text:name="Section2">
        <text:p text:style-name="P3"><text:bookmark text:name="code-block-viewer Copy 1"/>session</text:p>
      </text:section>
      <text:section text:style-name="Sect1" text:name="Section3">
        <text:p text:style-name="P3"><text:bookmark text:name="code-block-viewer Copy 2"/>session</text:p>
        <text:p text:style-name="Preformatted_20_Text"><text:s/>├─ sessionName</text:p>
        <text:p text:style-name="Preformatted_20_Text"><text:s/>├─ playerCount (3 eller 4)</text:p>
        <text:p text:style-name="Preformatted_20_Text"><text:s/>├─ round</text:p>
        <text:p text:style-name="Preformatted_20_Text"><text:s/>├─ dealer</text:p>
        <text:p text:style-name="Preformatted_20_Text"><text:s/>├─ players[]</text:p>
        <text:p text:style-name="Preformatted_20_Text"><text:s/>├─ cups</text:p>
        <text:p text:style-name="Preformatted_20_Text"><text:s/>├─ history[]</text:p>
        <text:p text:style-name="Preformatted_20_Text"><text:s/>└─ currentRound</text:p>
      </text:section>
      <text:p text:style-name="Horizontal_20_Line"/>
      <text:h text:style-name="Heading_20_1" text:outline-level="1">Player model</text:h>
      <text:section text:style-name="Sect1" text:name="Section4">
        <text:p text:style-name="P3"><text:bookmark text:name="code-block-viewer Copy 3"/>player</text:p>
        <text:p text:style-name="Preformatted_20_Text"><text:s/>├─ id</text:p>
        <text:p text:style-name="Preformatted_20_Text"><text:s/>├─ name</text:p>
        <text:p text:style-name="Preformatted_20_Text"><text:s/>└─ balance</text:p>
      </text:section>
      <text:p text:style-name="Text_20_body">Spillere har kun <text:span text:style-name="Strong_20_Emphasis">saldo</text:span>.</text:p>
      <text:p text:style-name="Text_20_body">Alle ændringer i en omgang gemmes først i:</text:p>
      <text:section text:style-name="Sect1" text:name="Section5">
        <text:p text:style-name="P3"><text:bookmark text:name="code-block-viewer Copy 4"/>playerDeltas</text:p>
      </text:section>
      <text:p text:style-name="Horizontal_20_Line"/>
      <text:h text:style-name="Heading_20_1" text:outline-level="1">Round model</text:h>
      <text:section text:style-name="Sect1" text:name="Section6">
        <text:p text:style-name="P3"><text:bookmark text:name="code-block-viewer Copy 5"/>currentRound</text:p>
      </text:section>
      <text:section text:style-name="Sect1" text:name="Section7">
        <text:p text:style-name="P3"><text:bookmark text:name="code-block-viewer Copy 6"/>currentRound</text:p>
        <text:p text:style-name="Preformatted_20_Text"><text:s/>├─ state</text:p>
        <text:p text:style-name="Preformatted_20_Text"><text:s/>├─ active[]</text:p>
        <text:p text:style-name="Preformatted_20_Text"><text:s/>├─ sittingOut</text:p>
        <text:p text:style-name="Preformatted_20_Text"><text:s/>├─ playerDeltas[]</text:p>
        <text:p text:style-name="Preformatted_20_Text"><text:s/>├─ cupDeltas</text:p>
        <text:p text:style-name="Preformatted_20_Text"><text:s/>├─ result</text:p>
        <text:p text:style-name="Preformatted_20_Text"><text:s/>├─ counts[]</text:p>
        <text:p text:style-name="Preformatted_20_Text"><text:s/>├─ announcementsMade[]</text:p>
        <text:p text:style-name="Preformatted_20_Text"><text:s/>└─ announcementsLog[]</text:p>
      </text:section>
      <text:p text:style-name="Horizontal_20_Line"/>
      <text:h text:style-name="Heading_20_1" text:outline-level="1">Tilstandsmaskine</text:h>
      <text:p text:style-name="Text_20_body">Applikationen er en <text:span text:style-name="Strong_20_Emphasis">state machine</text:span>.</text:p>
      <text:section text:style-name="Sect1" text:name="Section8">
        <text:p text:style-name="P3"><text:bookmark text:name="code-block-viewer Copy 7"/>round_start</text:p>
        <text:p text:style-name="Preformatted_20_Text">announcements</text:p>
        <text:p text:style-name="Preformatted_20_Text">trick_play</text:p>
        <text:p text:style-name="Preformatted_20_Text">scoring</text:p>
        <text:p text:style-name="Preformatted_20_Text">round_closed</text:p>
      </text:section>
      <text:p text:style-name="Text_20_body">Overgange:</text:p>
      <text:section text:style-name="Sect1" text:name="Section9">
        <text:p text:style-name="P3"><text:bookmark text:name="code-block-viewer Copy 8"/>start</text:p>
        <text:p text:style-name="Preformatted_20_Text"><text:s/>→ meldinger</text:p>
        <text:p text:style-name="Preformatted_20_Text"><text:soft-page-break/><text:s/>→ spil</text:p>
        <text:p text:style-name="Preformatted_20_Text"><text:s/>→ optælling</text:p>
        <text:p text:style-name="Preformatted_20_Text"><text:s/>→ færdig</text:p>
      </text:section>
      <text:p text:style-name="Text_20_body">Tilstanden styrer hvilke UI-handlinger der er mulige.</text:p>
      <text:p text:style-name="Horizontal_20_Line"/>
      <text:h text:style-name="Heading_20_1" text:outline-level="1">Spillere i en omgang</text:h>
      <text:h text:style-name="Heading_20_3" text:outline-level="3">3 spillere</text:h>
      <text:section text:style-name="Sect1" text:name="Section10">
        <text:p text:style-name="P3"><text:bookmark text:name="code-block-viewer Copy 9"/>active = [0,1,2]</text:p>
        <text:p text:style-name="Preformatted_20_Text">sittingOut = null</text:p>
      </text:section>
      <text:h text:style-name="Heading_20_3" text:outline-level="3">4 spillere</text:h>
      <text:section text:style-name="Sect1" text:name="Section11">
        <text:p text:style-name="P3"><text:bookmark text:name="code-block-viewer Copy 10"/>active = dealer + venstre + højre</text:p>
        <text:p text:style-name="Preformatted_20_Text">sittingOut = modsat spiller</text:p>
      </text:section>
      <text:p text:style-name="Horizontal_20_Line"/>
      <text:h text:style-name="Heading_20_1" text:outline-level="1">Kopper</text:h>
      <text:p text:style-name="Text_20_body">Der findes to puljer:</text:p>
      <text:section text:style-name="Sect1" text:name="Section12">
        <text:p text:style-name="P3"><text:bookmark text:name="code-block-viewer Copy 11"/>pagat</text:p>
        <text:p text:style-name="Preformatted_20_Text">konge</text:p>
      </text:section>
      <text:p text:style-name="Text_20_body">Ved omgangens start:</text:p>
      <text:section text:style-name="Sect1" text:name="Section13">
        <text:p text:style-name="P3"><text:bookmark text:name="code-block-viewer Copy 12"/>hvis kop == 0</text:p>
        <text:p text:style-name="Preformatted_20_Text"><text:s text:c="4"/>alle spillere betaler 20</text:p>
      </text:section>
      <text:p text:style-name="Horizontal_20_Line"/>
      <text:h text:style-name="Heading_20_1" text:outline-level="1">Betalingsprincip</text:h>
      <text:p text:style-name="Text_20_body">Alle betalinger er <text:span text:style-name="Strong_20_Emphasis">symmetriske</text:span>.</text:p>
      <text:p text:style-name="Text_20_body">Hvis spiller A får <text:span text:style-name="Strong_20_Emphasis">X</text:span>:</text:p>
      <text:section text:style-name="Sect1" text:name="Section14">
        <text:p text:style-name="P3"><text:bookmark text:name="code-block-viewer Copy 13"/>A +2X</text:p>
        <text:p text:style-name="Preformatted_20_Text">B -X</text:p>
        <text:p text:style-name="Preformatted_20_Text">C -X</text:p>
      </text:section>
      <text:p text:style-name="Text_20_body">Dette sikrer:</text:p>
      <text:section text:style-name="Sect1" text:name="Section15">
        <text:p text:style-name="P3"><text:bookmark text:name="code-block-viewer Copy 14"/>sum(playerDeltas) = 0</text:p>
      </text:section>
      <text:p text:style-name="Horizontal_20_Line"/>
      <text:h text:style-name="Heading_20_1" text:outline-level="1">Meldinger</text:h>
      <text:p text:style-name="Text_20_body">Regler:</text:p>
      <text:section text:style-name="Sect1" text:name="Section16">
        <text:p text:style-name="P3"><text:bookmark text:name="code-block-viewer Copy 15"/>minimum = 0</text:p>
        <text:p text:style-name="Preformatted_20_Text">skal være delelig med 5</text:p>
        <text:p text:style-name="Preformatted_20_Text">én melding pr spiller</text:p>
        <text:p text:style-name="Preformatted_20_Text">kun aktive spillere</text:p>
      </text:section>
      <text:p text:style-name="Text_20_body">Bogføring:</text:p>
      <text:section text:style-name="Sect1" text:name="Section17">
        <text:p text:style-name="P3"><text:bookmark text:name="code-block-viewer Copy 16"/><text:soft-page-break/>A melder X</text:p>
        <text:p text:style-name="Preformatted_20_Text">A +2X</text:p>
        <text:p text:style-name="Preformatted_20_Text">B -X</text:p>
        <text:p text:style-name="Preformatted_20_Text">C -X</text:p>
      </text:section>
      <text:p text:style-name="Horizontal_20_Line"/>
      <text:h text:style-name="Heading_20_1" text:outline-level="1">Resultater</text:h>
      <text:p text:style-name="Text_20_body">Mulige resultater:</text:p>
      <text:section text:style-name="Sect1" text:name="Section18">
        <text:p text:style-name="P3"><text:bookmark text:name="code-block-viewer Copy 17"/>nolo</text:p>
        <text:p text:style-name="Preformatted_20_Text">pagat_ultimo</text:p>
        <text:p text:style-name="Preformatted_20_Text">king_ultimo</text:p>
        <text:p text:style-name="Preformatted_20_Text">last_trick</text:p>
        <text:p text:style-name="Preformatted_20_Text">pagat_down</text:p>
        <text:p text:style-name="Preformatted_20_Text">king_down</text:p>
      </text:section>
      <text:p text:style-name="Horizontal_20_Line"/>
      <text:h text:style-name="Heading_20_2" text:outline-level="2">Ultimo op</text:h>
      <text:p text:style-name="Text_20_body">Ultimo inkluderer sidste stik.</text:p>
      <text:section text:style-name="Sect1" text:name="Section19">
        <text:p text:style-name="P3"><text:bookmark text:name="code-block-viewer Copy 18"/>pagat_ultimo</text:p>
        <text:p text:style-name="Preformatted_20_Text">king_ultimo</text:p>
      </text:section>
      <text:p text:style-name="Horizontal_20_Line"/>
      <text:h text:style-name="Heading_20_2" text:outline-level="2">Ultimo ned</text:h>
      <text:p text:style-name="Text_20_body">Kræver:</text:p>
      <text:section text:style-name="Sect1" text:name="Section20">
        <text:p text:style-name="P3"><text:bookmark text:name="code-block-viewer Copy 19"/>spiller der gik ned</text:p>
        <text:p text:style-name="Preformatted_20_Text">spiller der tog sidste stik</text:p>
      </text:section>
      <text:p text:style-name="Horizontal_20_Line"/>
      <text:h text:style-name="Heading_20_1" text:outline-level="1">Optælling</text:h>
      <text:p text:style-name="Text_20_body">Optælling registrerer <text:span text:style-name="Strong_20_Emphasis">rå point</text:span>.</text:p>
      <text:p text:style-name="Text_20_body">Ingen tabel.</text:p>
      <text:p text:style-name="Text_20_body">Regel:</text:p>
      <text:section text:style-name="Sect1" text:name="Section21">
        <text:p text:style-name="P3"><text:bookmark text:name="code-block-viewer Copy 20"/>sum(active counts) = 78</text:p>
      </text:section>
      <text:p text:style-name="Text_20_body">Bogføring:</text:p>
      <text:section text:style-name="Sect1" text:name="Section22">
        <text:p text:style-name="P3"><text:bookmark text:name="code-block-viewer Copy 21"/>A får X</text:p>
        <text:p text:style-name="Preformatted_20_Text">A +2X</text:p>
        <text:p text:style-name="Preformatted_20_Text">B -X</text:p>
        <text:p text:style-name="Preformatted_20_Text">C -X</text:p>
      </text:section>
      <text:p text:style-name="Horizontal_20_Line"/>
      <text:h text:style-name="Heading_20_1" text:outline-level="1">Historik</text:h>
      <text:p text:style-name="Text_20_body">Når en omgang afsluttes:</text:p>
      <text:section text:style-name="Sect1" text:name="Section23">
        <text:p text:style-name="P3"><text:bookmark text:name="code-block-viewer Copy 22"/>session.history.unshift(round)</text:p>
      </text:section>
      <text:p text:style-name="Text_20_body"><text:soft-page-break/>Historikken indeholder:</text:p>
      <text:section text:style-name="Sect1" text:name="Section24">
        <text:p text:style-name="P3"><text:bookmark text:name="code-block-viewer Copy 23"/>dealer</text:p>
        <text:p text:style-name="Preformatted_20_Text">active</text:p>
        <text:p text:style-name="Preformatted_20_Text">meldinger</text:p>
        <text:p text:style-name="Preformatted_20_Text">resultat</text:p>
        <text:p text:style-name="Preformatted_20_Text">counts</text:p>
        <text:p text:style-name="Preformatted_20_Text">playerDeltas</text:p>
        <text:p text:style-name="Preformatted_20_Text">cupDeltas</text:p>
        <text:p text:style-name="Preformatted_20_Text">note</text:p>
      </text:section>
      <text:p text:style-name="Horizontal_20_Line"/>
      <text:h text:style-name="Heading_20_1" text:outline-level="1">Persistens</text:h>
      <text:p text:style-name="Text_20_body">Systemet har <text:span text:style-name="Strong_20_Emphasis">ingen database</text:span>.</text:p>
      <text:p text:style-name="Text_20_body">Data kan eksporteres via:</text:p>
      <text:section text:style-name="Sect1" text:name="Section25">
        <text:p text:style-name="P3"><text:bookmark text:name="code-block-viewer Copy 24"/>tarok-session.json</text:p>
      </text:section>
      <text:p text:style-name="Text_20_body">Dette er en komplet snapshot af session state.</text:p>
      <text:p text:style-name="Horizontal_20_Line"/>
      <text:h text:style-name="Heading_20_1" text:outline-level="1">Visualisering</text:h>
      <text:p text:style-name="Text_20_body">UI viser et <text:span text:style-name="Strong_20_Emphasis">tarokbord</text:span>:</text:p>
      <text:section text:style-name="Sect1" text:name="Section26">
        <text:p text:style-name="P3"><text:bookmark text:name="code-block-viewer Copy 25"/><text:s text:c="3"/>spiller</text:p>
        <text:p text:style-name="Preformatted_20_Text">spiller <text:s/>center <text:s/>spiller</text:p>
        <text:p text:style-name="Preformatted_20_Text"><text:s text:c="3"/>spiller</text:p>
      </text:section>
      <text:p text:style-name="Text_20_body">Ikoner:</text:p>
      <text:section text:style-name="Sect1" text:name="Section27">
        <text:p text:style-name="P3"><text:bookmark text:name="code-block-viewer Copy 26"/>Fool <text:s text:c="4"/>→ nolo</text:p>
        <text:p text:style-name="Preformatted_20_Text">Magician → pagat</text:p>
        <text:p text:style-name="Preformatted_20_Text">King <text:s text:c="4"/>→ konge</text:p>
        <text:p text:style-name="Preformatted_20_Text">Sun <text:s text:c="5"/>→ sidste stik</text:p>
      </text:section>
      <text:p text:style-name="Text_20_body">SVG er indlejret i HTML for at holde systemet <text:span text:style-name="Strong_20_Emphasis">offline</text:span>.</text:p>
      <text:p text:style-name="Horizontal_20_Line"/>
      <text:h text:style-name="Heading_20_1" text:outline-level="1">Mulige fremtidige forbedringer</text:h>
      <text:list text:style-name="L5">
        <text:list-item>
          <text:p text:style-name="P6">import af JSON session</text:p>
        </text:list-item>
        <text:list-item>
          <text:p text:style-name="P6">autosave (localStorage)</text:p>
        </text:list-item>
        <text:list-item>
          <text:p text:style-name="P6">bedre mobil layout</text:p>
        </text:list-item>
        <text:list-item>
          <text:p text:style-name="P6">statistik</text:p>
        </text:list-item>
        <text:list-item>
          <text:p text:style-name="P6">rigtige tarotkortbilleder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15:03:39.002523433</meta:creation-date>
    <dc:date>2026-03-12T15:06:12.538034332</dc:date>
    <meta:editing-duration>PT2M34S</meta:editing-duration>
    <meta:editing-cycles>1</meta:editing-cycles>
    <meta:document-statistic meta:table-count="0" meta:image-count="0" meta:object-count="0" meta:page-count="5" meta:paragraph-count="167" meta:word-count="428" meta:character-count="2676" meta:non-whitespace-character-count="2367"/>
    <meta:generator>LibreOffice/25.2.7.2$Linux_X86_64 LibreOffice_project/520$Build-2</meta:generator>
  </office:meta>
</office:document-meta>
</file>